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SupportLocal.evaluate( Jelly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xlExpressionFactory.isSupportAn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ExpressionFactory.setSupportAntVariables( boolean supportAnt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upportLoc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upportLocal.getExpressi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ExpressionFactory.createExpression( String 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pressionSupportLocal.ExpressionSupportLocal( Expression jexlExpression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xlExpressionFactory.isValidAntVariableName( String 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